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-color="#ffffff" draw:textarea-horizontal-align="right" draw:textarea-vertical-align="top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="Arrow" draw:marker-start-width="0.55cm" draw:marker-end="" draw:marker-end-width="0.5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30pt" style:font-size-asian="30pt" style:font-size-complex="3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7" draw:id="id17" draw:layer="layout" svg:width="1.1cm" svg:height="1cm" svg:x="22.3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1.1cm" svg:height="1cm" svg:x="16.2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.1cm" svg:height="1cm" svg:x="21.4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1.1cm" svg:height="1cm" svg:x="13.1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.1cm" svg:height="1cm" svg:x="15.6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1cm" svg:height="1cm" svg:x="16.2cm" svg:y="18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1cm" svg:height="1cm" svg:x="22.3cm" svg:y="1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1cm" svg:height="5.6cm" svg:x="8.6cm" svg:y="15.7cm">
          <text:p text:style-name="P2"><text:span text:style-name="T1">Intel chipse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1cm" svg:height="1cm" svg:x="7.6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1cm" svg:height="1cm" svg:x="4.3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1cm" svg:height="1cm" svg:x="14cm" svg:y="2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3" draw:layer="controls" svg:x1="1.4cm" svg:y1="15.4cm" svg:x2="30.1cm" svg:y2="15.4cm">
          <text:p/>
        </draw:line>
        <draw:frame draw:style-name="gr4" draw:text-style-name="P4" draw:layer="layout" svg:width="5.138cm" svg:height="3.205cm" svg:x="1.7cm" svg:y="15.6cm">
          <draw:text-box>
            <text:p><text:span text:style-name="T1">Netbook</text:span></text:p>
            <text:p><text:span text:style-name="T1">hardware</text:span></text:p>
          </draw:text-box>
        </draw:frame>
        <draw:custom-shape draw:style-name="gr5" draw:text-style-name="P1" draw:layer="controls" svg:width="7.6cm" svg:height="2.2cm" svg:x="16cm" svg:y="18.4cm">
          <text:p text:style-name="P3"><text:span text:style-name="T1">HD Audio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5.4cm" svg:height="2.428cm" svg:x="24.9cm" svg:y="18.4cm">
          <text:p text:style-name="P3"><text:span text:style-name="T1">Speak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controls" svg:width="2.2cm" svg:height="2cm" svg:x="23cm" svg:y="18.6cm">
          <text:p/>
          <draw:enhanced-geometry svg:viewBox="0 0 21600 21600" draw:text-areas="0 ?f0 ?f5 ?f2" draw:type="right-arrow" draw:modifiers="12371.7676452217 5980.209895052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8.6cm" svg:height="6.347cm" svg:x="1.6cm" svg:y="8.5cm">
          <text:p text:style-name="P3"><text:span text:style-name="T1">Ajhc</text:span></text:p>
          <text:p text:style-name="P3"><text:span text:style-name="T1">run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1.4cm" svg:height="4.8cm" svg:x="14cm" svg:y="1.2cm">
          <text:p text:style-name="P3"><text:span text:style-name="T1">hdaudioIn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controls" svg:x1="12.1cm" svg:y1="6.5cm" svg:x2="30.1cm" svg:y2="6.5cm">
          <text:p/>
        </draw:line>
        <draw:custom-shape draw:style-name="gr9" draw:text-style-name="P1" xml:id="id1" draw:id="id1" draw:layer="layout" svg:width="7.341cm" svg:height="2.135cm" svg:x="12.8cm" svg:y="3.265cm">
          <text:p text:style-name="P3"><text:span text:style-name="T1">Constru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" draw:id="id3" draw:layer="layout" svg:width="5.316cm" svg:height="1.715cm" svg:x="3.3cm" svg:y="9.6cm">
          <text:p text:style-name="P3"><text:span text:style-name="T1">s_alloc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5.316cm" svg:height="1.715cm" svg:x="3.3cm" svg:y="12.52cm">
          <text:p text:style-name="P3"><text:span text:style-name="T1">G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draw:type="curve" svg:x1="12.8cm" svg:y1="4.332cm" svg:x2="8.15cm" svg:y2="9.6cm" draw:start-shape="id1" draw:start-glue-point="3" draw:end-shape="id2" draw:end-glue-point="0" svg:d="m12800 4332c-3100 0-4650 1756-4650 5268" svg:viewBox="0 0 4651 5269">
          <text:p/>
        </draw:connector>
        <draw:connector draw:style-name="gr10" draw:text-style-name="P3" draw:layer="layout" draw:type="curve" svg:x1="5.958cm" svg:y1="11.315cm" svg:x2="5.958cm" svg:y2="12.52cm" draw:start-shape="id3" draw:start-glue-point="2" draw:end-shape="id4" draw:end-glue-point="0" svg:d="m5958 11315v1205" svg:viewBox="0 0 1 1206">
          <text:p/>
        </draw:connector>
        <draw:line draw:style-name="gr3" draw:text-style-name="P3" draw:layer="controls" svg:x1="12.1cm" svg:y1="6.5cm" svg:x2="12.1cm" svg:y2="1.3cm">
          <text:p/>
        </draw:line>
        <draw:custom-shape draw:style-name="gr2" draw:text-style-name="P1" draw:layer="layout" svg:width="7cm" svg:height="5.2cm" svg:x="1.4cm" svg:y="1.3cm">
          <text:p text:style-name="P3"><text:span text:style-name="T1">Haskell heap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curve" svg:x1="4.85cm" svg:y1="9.6cm" svg:x2="4.85cm" svg:y2="5.3cm" draw:start-shape="id5" draw:start-glue-point="0" draw:end-shape="id6" draw:end-glue-point="2" svg:d="m4850 9600v-4300" svg:viewBox="0 0 1 4301">
          <text:p/>
        </draw:connector>
        <draw:custom-shape draw:style-name="gr9" draw:text-style-name="P1" xml:id="id6" draw:id="id6" draw:layer="controls" svg:width="3.9cm" svg:height="2.135cm" svg:x="2.9cm" svg:y="3.165cm">
          <text:p text:style-name="P3"><text:span text:style-name="T1">Thu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4cm" svg:y1="2.5cm" svg:x2="6.8cm" svg:y2="4.232cm" draw:start-shape="id7" draw:start-glue-point="3" draw:end-shape="id6" svg:d="m14000 2500c-5361 0-1761 1732-7200 1732" svg:viewBox="0 0 7201 1733">
          <text:p/>
        </draw:connector>
        <draw:frame draw:style-name="gr4" draw:text-style-name="P4" draw:layer="layout" svg:width="4.1cm" svg:height="1.728cm" svg:x="25.8cm" svg:y="4.372cm">
          <draw:text-box>
            <text:p><text:span text:style-name="T1">Haskell</text:span></text:p>
          </draw:text-box>
        </draw:frame>
        <draw:frame draw:style-name="gr4" draw:text-style-name="P1" draw:layer="layout" svg:width="5.641cm" svg:height="1.728cm" svg:x="24.6cm" svg:y="6.572cm">
          <draw:text-box>
            <text:p text:style-name="P3"><text:span text:style-name="T1">C language</text:span></text:p>
          </draw:text-box>
        </draw:frame>
        <draw:frame draw:style-name="gr4" draw:text-style-name="P4" draw:layer="layout" svg:width="2.377cm" svg:height="1.728cm" svg:x="8.823cm" svg:y="1.3cm">
          <draw:text-box>
            <text:p><text:span text:style-name="T1">Use</text:span></text:p>
          </draw:text-box>
        </draw:frame>
        <draw:custom-shape draw:style-name="gr8" draw:text-style-name="P1" draw:layer="layout" svg:width="5.5cm" svg:height="4.9cm" svg:x="9.1cm" svg:y="9.7cm">
          <text:p text:style-name="P3"><text:span text:style-name="T1">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9" draw:id="id9" draw:layer="layout" svg:width="3.5cm" svg:height="2cm" svg:x="15cm" svg:y="8.1cm">
          <text:p text:style-name="P3"><text:span text:style-name="T1">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1" draw:id="id11" draw:layer="layout" svg:width="3.5cm" svg:height="2cm" svg:x="21.1cm" svg:y="8.1cm">
          <text:p text:style-name="P3"><text:span text:style-name="T1">Ex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draw:type="curve" svg:x1="16.75cm" svg:y1="18.4cm" svg:x2="16.75cm" svg:y2="10.1cm" draw:start-shape="id8" draw:start-glue-point="0" draw:end-shape="id9" draw:end-glue-point="2" svg:d="m16750 18400v-8300" svg:viewBox="0 0 1 8301">
          <text:p/>
        </draw:connector>
        <draw:connector draw:style-name="gr12" draw:text-style-name="P3" draw:layer="layout" draw:type="curve" svg:x1="22.85cm" svg:y1="18.4cm" svg:x2="22.85cm" svg:y2="10.1cm" draw:start-shape="id10" draw:start-glue-point="0" draw:end-shape="id11" draw:end-glue-point="2" svg:d="m22850 18400v-8300" svg:viewBox="0 0 1 8301">
          <text:p/>
        </draw:connector>
        <draw:g xml:id="id12" draw:id="id12">
          <draw:custom-shape draw:style-name="gr9" draw:text-style-name="P1" draw:layer="layout" svg:width="4.333cm" svg:height="2cm" svg:x="9.89cm" svg:y="12.1cm">
            <text:p text:style-name="P3"><text:span text:style-name="T1">Contex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332cm" svg:height="2cm" svg:x="9.696cm" svg:y="11.891cm">
            <text:p text:style-name="P3"><text:span text:style-name="T1">Contex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333cm" svg:height="2cm" svg:x="9.477cm" svg:y="11.691cm">
            <text:p text:style-name="P3"><text:span text:style-name="T1">Contex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" draw:text-style-name="P4" draw:layer="layout" svg:width="5.349cm" svg:height="1.728cm" svg:x="16.8cm" svg:y="15.9cm">
          <draw:text-box>
            <text:p><text:span text:style-name="T1">Interrupt</text:span></text:p>
          </draw:text-box>
        </draw:frame>
        <draw:frame draw:style-name="gr4" draw:text-style-name="P4" draw:layer="layout" svg:width="2.386cm" svg:height="1.728cm" svg:x="23.1cm" svg:y="15.9cm">
          <draw:text-box>
            <text:p><text:span text:style-name="T1">iret</text:span></text:p>
          </draw:text-box>
        </draw:frame>
        <draw:connector draw:style-name="gr11" draw:text-style-name="P3" draw:layer="layout" draw:type="curve" svg:x1="14.223cm" svg:y1="12.895cm" svg:x2="16.15cm" svg:y2="10.1cm" draw:start-shape="id12" draw:start-glue-point="1" draw:end-shape="id13" draw:end-glue-point="2" svg:d="m14223 12895c1285 0 1927-931 1927-2795" svg:viewBox="0 0 1928 2796">
          <text:p/>
        </draw:connector>
        <draw:connector draw:style-name="gr11" draw:text-style-name="P3" draw:layer="layout" draw:type="curve" svg:x1="21.95cm" svg:y1="10.1cm" svg:x2="14.2cm" svg:y2="13.6cm" draw:start-shape="id14" draw:start-glue-point="2" draw:end-shape="id15" draw:end-glue-point="1" svg:d="m21950 10100c0 2334-2583 3500-7750 3500" svg:viewBox="0 0 7751 3501">
          <text:p/>
        </draw:connector>
        <draw:frame draw:style-name="gr4" draw:text-style-name="P4" draw:layer="layout" svg:width="3.859cm" svg:height="1.728cm" svg:x="18.1cm" svg:y="13.2cm">
          <draw:text-box>
            <text:p><text:span text:style-name="T1">Return</text:span></text:p>
          </draw:text-box>
        </draw:frame>
        <draw:connector draw:style-name="gr10" draw:text-style-name="P3" draw:layer="layout" draw:type="curve" svg:x1="16.75cm" svg:y1="8.1cm" svg:x2="16.75cm" svg:y2="6cm" draw:start-shape="id9" draw:start-glue-point="0" draw:end-shape="id16" draw:end-glue-point="2" svg:d="m16750 8100v-2100" svg:viewBox="0 0 1 2101">
          <text:p/>
        </draw:connector>
        <draw:connector draw:style-name="gr10" draw:text-style-name="P3" draw:layer="layout" draw:type="curve" svg:x1="22.85cm" svg:y1="6cm" svg:x2="22.85cm" svg:y2="8.1cm" draw:start-shape="id17" draw:end-shape="id11" draw:end-glue-point="0" svg:d="m22850 6000v2100" svg:viewBox="0 0 1 2101">
          <text:p/>
        </draw:connector>
        <draw:frame draw:style-name="gr4" draw:text-style-name="P4" draw:layer="layout" svg:width="4.57cm" svg:height="1.728cm" svg:x="8.33cm" svg:y="6.672cm">
          <draw:text-box>
            <text:p><text:span text:style-name="T1">Alloc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5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4-02-28T21:23:15.418267241</dc:date>
    <dc:creator>Okabe Kiwamu</dc:creator>
    <meta:editing-duration>PT2H35M46S</meta:editing-duration>
    <meta:editing-cycles>238</meta:editing-cycles>
    <meta:generator>LibreOffice/4.1.5.3$Linux_X86_64 LibreOffice_project/410m0$Build-3</meta:generator>
    <meta:document-statistic meta:object-count="49"/>
  </office:meta>
</office:document-meta>
</file>